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office:font-face-decls>
  <office:automatic-styles>
    <style:style style:name="P1" style:family="paragraph" style:parent-style-name="List_20_Paragraph" style:list-style-name="WWNum1"/>
    <style:style style:name="P2" style:family="paragraph" style:parent-style-name="List_20_Paragraph" style:list-style-name="WWNum3"/>
    <style:style style:name="P3" style:family="paragraph" style:parent-style-name="List_20_Paragraph" style:list-style-name="WWNum1">
      <style:text-properties fo:font-size="16pt" style:text-underline-style="none" officeooo:rsid="000453de" officeooo:paragraph-rsid="000453de" style:font-size-asian="16pt" style:font-size-complex="16pt"/>
    </style:style>
    <style:style style:name="P4" style:family="paragraph" style:parent-style-name="List_20_Paragraph" style:list-style-name="WWNum1">
      <style:text-properties officeooo:rsid="000776db" officeooo:paragraph-rsid="000776db"/>
    </style:style>
    <style:style style:name="P5" style:family="paragraph" style:parent-style-name="Standard">
      <style:text-properties fo:font-size="24pt" style:font-size-asian="24pt" style:font-size-complex="24pt"/>
    </style:style>
    <style:style style:name="P6" style:family="paragraph" style:parent-style-name="Standard">
      <style:paragraph-properties fo:margin-left="0cm" fo:margin-right="0cm" fo:text-indent="0cm" style:auto-text-indent="false"/>
    </style:style>
    <style:style style:name="P7" style:family="paragraph" style:parent-style-name="Standard">
      <style:text-properties fo:font-size="16pt" style:text-underline-style="solid" style:text-underline-width="auto" style:text-underline-color="font-color" style:font-size-asian="16pt" style:font-size-complex="16pt"/>
    </style:style>
    <style:style style:name="P8" style:family="paragraph" style:parent-style-name="Standard">
      <style:paragraph-properties fo:margin-left="0cm" fo:margin-right="0cm" fo:text-indent="0cm" style:auto-text-indent="false"/>
      <style:text-properties fo:font-size="16pt" style:text-underline-style="none" style:font-size-asian="16pt" style:font-size-complex="16pt"/>
    </style:style>
    <style:style style:name="P9" style:family="paragraph" style:parent-style-name="Standard">
      <style:paragraph-properties fo:margin-left="1.27cm" fo:margin-right="0cm" fo:text-indent="0cm" style:auto-text-indent="false"/>
      <style:text-properties fo:font-size="16pt" style:text-underline-style="none" style:font-size-asian="16pt" style:font-size-complex="16pt"/>
    </style:style>
    <style:style style:name="P10" style:family="paragraph" style:parent-style-name="Standard" style:list-style-name="L1">
      <style:text-properties fo:font-size="16pt" style:text-underline-style="none" officeooo:rsid="000453de" officeooo:paragraph-rsid="000453de" style:font-size-asian="16pt" style:font-size-complex="16pt"/>
    </style:style>
    <style:style style:name="P11" style:family="paragraph" style:parent-style-name="Standard">
      <style:paragraph-properties fo:margin-left="1.27cm" fo:margin-right="0cm" fo:text-indent="0cm" style:auto-text-indent="false"/>
    </style:style>
    <style:style style:name="P12" style:family="paragraph" style:parent-style-name="Standard">
      <style:paragraph-properties fo:margin-left="0cm" fo:margin-right="0cm" fo:text-indent="0cm" style:auto-text-indent="false"/>
      <style:text-properties officeooo:paragraph-rsid="000453de"/>
    </style:style>
    <style:style style:name="T1" style:family="text">
      <style:text-properties fo:font-size="24pt" style:font-size-asian="24pt" style:font-size-complex="24pt"/>
    </style:style>
    <style:style style:name="T2" style:family="text">
      <style:text-properties fo:font-size="16pt" style:text-underline-style="solid" style:text-underline-width="auto" style:text-underline-color="font-color" style:font-size-asian="16pt" style:font-size-complex="16pt"/>
    </style:style>
    <style:style style:name="T3" style:family="text">
      <style:text-properties fo:font-size="16pt" style:text-underline-style="none" style:font-size-asian="16pt" style:font-size-complex="16pt"/>
    </style:style>
    <style:style style:name="T4" style:family="text">
      <style:text-properties fo:font-size="16pt" style:text-underline-style="none" officeooo:rsid="000453de" style:font-size-asian="16pt" style:font-size-complex="16pt"/>
    </style:style>
    <style:style style:name="T5" style:family="text">
      <style:text-properties fo:font-size="16pt" style:text-underline-style="none" officeooo:rsid="00057c13" style:font-size-asian="16pt" style:font-size-complex="16pt"/>
    </style:style>
    <style:style style:name="T6" style:family="text">
      <style:text-properties fo:font-size="14pt" style:font-size-asian="14pt" style:font-size-complex="14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78cm" fo:text-indent="-0.635cm" fo:margin-left="7.57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3cm" fo:text-indent="-0.635cm" fo:margin-left="8.21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48cm" fo:text-indent="-0.635cm" fo:margin-left="8.84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3cm" fo:text-indent="-0.635cm" fo:margin-left="9.48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Projet Frank, Michaël et Florent</text:span></text:p>
      <text:p text:style-name="P5"/>
      <text:p text:style-name="Standard"><text:span text:style-name="T2">Titre : Site de vente de bière avec avis communautaire</text:span></text:p>
      <text:p text:style-name="P6"><text:span text:style-name="T6">Notre boutique est pensée comme un magasin vendant des bières artisanales françaises à une communauté d’esthètes et de gourmets. Nous recueillons leurs avis et nous en servons dans le référencement des bières afin de faire ressortir les meilleurs produits de la manière la plus objective possible</text:span></text:p>
      <text:p text:style-name="P7"/>
      <text:list xml:id="list1637726226" text:style-name="WWNum1">
        <text:list-item>
          <text:p text:style-name="P1"><text:span text:style-name="T2">La boutique et les paiements</text:span></text:p>
        </text:list-item>
      </text:list>
      <text:p text:style-name="P6"><text:span text:style-name="T3">- une page d’accueil permettant d’accéder rapidement aux promotions, aux filtres et à la page de navigation</text:span></text:p>
      <text:p text:style-name="P6"><text:span text:style-name="T3">- des filtres qui permettent de sélectionner le type de bière voulu dans la page de navigation </text:span><text:span text:style-name="T4">(copie filtre V&amp;B)</text:span></text:p>
      <text:p text:style-name="P12"><text:span text:style-name="T3">- des cards dynamiques(dont le contenu changera automatiquement en fonction des appels à la BDD (Base De Données) dans un tableau <text:s/>pour ne pas avoir à recharger toute la page quand on veux voir d’autre articles</text:span></text:p>
      <text:p text:style-name="P6"><text:span text:style-name="T3">- des fiches techniques qui se remplissent via des appels à la BDD </text:span></text:p>
      <text:p text:style-name="P6"><text:span text:style-name="T3">- les <text:s/>fiches techniques contiendrons <text:s/></text:span></text:p>
      <text:p text:style-name="P6"><text:span text:style-name="T3">a) une image</text:span></text:p>
      <text:p text:style-name="P6"><text:span text:style-name="T3">b) un descriptif du goût</text:span></text:p>
      <text:p text:style-name="P6"><text:span text:style-name="T3">c) des avis et des notes détaillées avec système like et </text:span><text:tab/><text:tab/><text:tab/><text:tab/><text:span text:style-name="T3">dislike sur cette bière</text:span></text:p>
      <text:p text:style-name="P6"><text:span text:style-name="T3">d) des filtres pour trier les avis </text:span></text:p>
      <text:p text:style-name="P6"><text:span text:style-name="T3">e) des recommandations vers d’autre bières similaires</text:span></text:p>
      <text:p text:style-name="P8"/>
      <text:p text:style-name="P8"><text:soft-page-break/></text:p>
      <text:p text:style-name="P8"/>
      <text:p text:style-name="P6"><text:span text:style-name="T3">- un panier qui permet de </text:span></text:p>
      <text:list xml:id="list1361560429" text:style-name="WWNum3">
        <text:list-item>
          <text:list>
            <text:list-item>
              <text:p text:style-name="P2"><text:span text:style-name="T3">changer les quantités souhaitées, </text:span></text:p>
            </text:list-item>
            <text:list-item>
              <text:p text:style-name="P2"><text:span text:style-name="T3">Affiche les prix unitaires des articles </text:span></text:p>
            </text:list-item>
            <text:list-item>
              <text:p text:style-name="P2"><text:span text:style-name="T3">Affiche le total HT et TTC de la ligne </text:span></text:p>
            </text:list-item>
            <text:list-item>
              <text:p text:style-name="P2"><text:span text:style-name="T3">Affiche le total des taxes</text:span></text:p>
            </text:list-item>
            <text:list-item>
              <text:p text:style-name="P2"><text:span text:style-name="T3">Supprimer la ligne</text:span></text:p>
            </text:list-item>
            <text:list-item>
              <text:p text:style-name="P2"><text:span text:style-name="T3">Ajouter un code promo</text:span><text:span text:style-name="T5">(unique pour gerer remboursement)</text:span></text:p>
            </text:list-item>
            <text:list-item>
              <text:p text:style-name="P2"><text:span text:style-name="T3">Retourner à la boutique</text:span></text:p>
            </text:list-item>
            <text:list-item>
              <text:p text:style-name="P2"><text:span text:style-name="T3">Reste enregistré pendant 24h ou jusqu’à paiement</text:span></text:p>
            </text:list-item>
            <text:list-item>
              <text:p text:style-name="P2"><text:span text:style-name="T3">Lors de la validation, regarde si l’utilisateur est connecté et soit mène sur la page de paiement et choix de livraison, soit mène sur la page de connexion avec un message demandant de se connecter pour poursuivre</text:span></text:p>
            </text:list-item>
            <text:list-item>
              <text:p text:style-name="P2"><text:span text:style-name="T3">Demander la validation des conditions de vente. </text:span></text:p>
            </text:list-item>
            <text:list-item>
              <text:p text:style-name="P2"><text:span text:style-name="T3">Un header épuré </text:span></text:p>
            </text:list-item>
          </text:list>
        </text:list-item>
      </text:list>
      <text:p text:style-name="P9"/>
      <text:list xml:id="list112541905770692" text:continue-list="list1637726226" text:style-name="WWNum1">
        <text:list-item>
          <text:p text:style-name="P1"><text:span text:style-name="T3">Les comptes </text:span><text:span text:style-name="T4">avec gestion des profils, visualisation des dernières commandes, leur état </text:span><text:span text:style-name="T3">et le service client</text:span><text:span text:style-name="T4">(systeme de ticket) </text:span><text:span text:style-name="T5">et génération de facture quand confirmation paiement commande</text:span></text:p>
        </text:list-item>
        <text:list-item>
          <text:p text:style-name="P1"><text:span text:style-name="T3">Système d’avis et classement</text:span></text:p>
        </text:list-item>
        <text:list-item>
          <text:p text:style-name="P4"><text:span text:style-name="T3">autocompletion du champ de recherche</text:span></text:p>
        </text:list-item>
        <text:list-item>
          <text:p text:style-name="P3">un système qui permet au super_user de visualiser et rajouter des fiches produits et de visualiser la <text:s/>card</text:p>
        </text:list-item>
      </text:list>
      <text:list xml:id="list447818479" text:style-name="L1">
        <text:list-header>
          <text:p text:style-name="P10"/>
        </text:list-header>
      </text:list>
      <text:p text:style-name="P9"/>
      <text:p text:style-name="P9"><text:soft-page-break/></text:p>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13T11:30:25.778044600</meta:creation-date>
    <dc:date>2022-10-20T11:25:41.277000000</dc:date>
    <meta:initial-creator>Florent Faugere</meta:initial-creator>
    <meta:generator>LibreOffice/7.3.4.2$Windows_X86_64 LibreOffice_project/728fec16bd5f605073805c3c9e7c4212a0120dc5</meta:generator>
    <meta:editing-duration>PT1H5M55S</meta:editing-duration>
    <meta:editing-cycles>1</meta:editing-cycles>
    <meta:document-statistic meta:table-count="0" meta:image-count="0" meta:object-count="0" meta:page-count="3" meta:paragraph-count="31" meta:word-count="362" meta:character-count="2120" meta:non-whitespace-character-count="1788"/>
    <meta:user-defined meta:name="AppVersion">16.0000</meta:user-defined>
    <meta:template xlink:type="simple" xlink:actuate="onRequest" xlink:title="Normal.dotm" xlink:href=""/>
  </office:meta>
</office:document-meta>
</file>